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style:font-name="Times New Roman1" fo:language="en" fo:country="US"/>
    </style:style>
    <style:style style:name="P3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/>
    </style:style>
    <style:style style:name="P5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/>
    </style:style>
    <style:style style:name="P6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paragraph-rsid="00162c31"/>
    </style:style>
    <style:style style:name="P7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8" style:family="paragraph" style:parent-style-name="Text_20_body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4" style:family="paragraph" style:parent-style-name="Text_20_body">
      <style:paragraph-properties fo:margin-left="0cm" fo:margin-right="0cm" fo:margin-top="0.041cm" fo:margin-bottom="0.041cm" loext:contextual-spacing="false" fo:text-indent="0cm" style:auto-text-indent="false"/>
      <style:text-properties style:use-window-font-color="true" officeooo:paragraph-rsid="00112f88"/>
    </style:style>
    <style:style style:name="P15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6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7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9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20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officeooo:paragraph-rsid="00106bd6" fo:hyphenate="false" fo:hyphenation-remain-char-count="2" fo:hyphenation-push-char-count="2"/>
    </style:style>
    <style:style style:name="P21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officeooo:paragraph-rsid="0010e500" fo:hyphenate="false" fo:hyphenation-remain-char-count="2" fo:hyphenation-push-char-count="2"/>
    </style:style>
    <style:style style:name="P22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officeooo:paragraph-rsid="0010edc2" fo:hyphenate="false" fo:hyphenation-remain-char-count="2" fo:hyphenation-push-char-count="2"/>
    </style:style>
    <style:style style:name="P23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rsid="0010fc9d" officeooo:paragraph-rsid="0010fc9d"/>
    </style:style>
    <style:style style:name="P25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rsid="0010fc9d" officeooo:paragraph-rsid="001b59dd"/>
    </style:style>
    <style:style style:name="P26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fo:font-weight="normal" officeooo:rsid="0010fc9d" officeooo:paragraph-rsid="001c9fca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font-name="Times New Roman1" fo:language="en" fo:country="US" officeooo:rsid="000e4718"/>
    </style:style>
    <style:style style:name="T11" style:family="text">
      <style:text-properties style:font-name="Times New Roman1" fo:language="en" fo:country="US" officeooo:rsid="0011a88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06bd6"/>
    </style:style>
    <style:style style:name="T15" style:family="text">
      <style:text-properties officeooo:rsid="0010e500"/>
    </style:style>
    <style:style style:name="T16" style:family="text">
      <style:text-properties officeooo:rsid="0011a887"/>
    </style:style>
    <style:style style:name="T17" style:family="text">
      <style:text-properties officeooo:rsid="0017caae"/>
    </style:style>
    <style:style style:name="T18" style:family="text">
      <style:text-properties officeooo:rsid="0019a09c"/>
    </style:style>
    <style:style style:name="T19" style:family="text">
      <style:text-properties officeooo:rsid="001b59dd"/>
    </style:style>
    <style:style style:name="T20" style:family="text">
      <style:text-properties officeooo:rsid="001c9fca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ression des besoins fonctionnels</text:h>
      <text:p text:style-name="P2">&lt;config&gt; </text:p>
      <text:p text:style-name="P24">&lt;!-- nb ${project_loc} est une variable predefinie pour un projet eclipse --<text:span text:style-name="T20">&gt;</text:span></text:p>
      <text:p text:style-name="P26">&lt;!-- nb <text:span text:style-name="T20">on fixe si besoin la valeur de </text:span>project_loc <text:span text:style-name="T20">ou <text:line-break/> <text:s text:c="58"/>PROJECT_LOC</text:span> <text:span text:style-name="T20">si elle est mal recuperee (bug) </text:span>--<text:span text:style-name="T19">&gt;</text:span></text:p>
      <text:p text:style-name="P25">&lt;param key='project_loc' </text:p>
      <text:p text:style-name="P25"><text:s text:c="12"/>value='<text:span text:style-name="T19">C:\ext\tp\local-git-repositories\mod-uml-mda\uml2_5_papyrus_models</text:span>' /&gt;</text:p>
      <text:p text:style-name="P5">&lt;param key='appName' value='bibliotheque' /&gt;</text:p>
      <text:p text:style-name="P6">&lt;param key='model' <text:s/>value='${<text:span text:style-name="T16">project_loc</text:span>}\Models\applications\${appName}\${appName}.uml' /&gt; </text:p>
      <text:p text:style-name="P14"><text:span text:style-name="T1">&lt;output path='</text:span><text:span text:style-name="T2">${</text:span><text:span text:style-name="T11">project_loc</text:span><text:span text:style-name="T2">}/Documentation</text:span><text:span text:style-name="T1">/</text:span><text:span text:style-name="T9">${appName}/</text:span><text:span text:style-name="T10">g</text:span><text:span text:style-name="T9">enerated/exprBesoins</text:span><text:span text:style-name="T1">.odt' /&gt;</text:span></text:p>
      <text:p text:style-name="P4">&lt;/config&gt;</text:p>
      <text:p text:style-name="P7">Diagrammes de classes (dans LogicalView)</text:p>
      <text:p text:style-name="P3">&lt;context model=’${model}’ importedBundles=’gmf;papyrus’ searchMetamodels=’true’/&gt;</text:p>
      <text:p text:style-name="P3"><text:span text:style-name="T4">&lt;context </text:span><text:span text:style-name="T6">element='Model</text:span><text:span text:style-name="T7">/UseCaseView/context</text:span><text:span text:style-name="T6">'</text:span><text:span text:style-name="T4">/&gt;</text:span></text:p>
      <text:h text:style-name="Heading_20_2" text:outline-level="2">Diagramme de contexte et acteurs</text:h>
      <text:p text:style-name="Standard"/>
      <text:h text:style-name="P23" text:outline-level="3">Diagramme de contexte (spécification périmètre applicatif) :</text:h>
      <text:p text:style-name="P15">&lt;gendoc&gt;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2" text:anchor-type="as-char" svg:width="16.595cm" draw:z-index="2"><draw:text-box fo:min-height="1.457cm"><text:p text:style-name="Frame_20_contents"/></draw:text-box></draw:frame></text:span><text:span text:style-name="T5">&lt;/image&gt;</text:span></text:p>
      <text:p text:style-name="P9">[/for]</text:p>
      <text:p text:style-name="P15">[for (actor:Actor|self.ownedElement-&gt;filter(Actor))]</text:p>
      <text:h text:style-name="Heading_20_3" text:outline-level="3">Acteur uml "[actor.name/]"</text:h>
      <text:p text:style-name="P1"/>
      <text:p text:style-name="P21">[for (c:Comment| <text:span text:style-name="T15">actor</text:span>.ownedComment)] <text:s/>[c._body/][/for]</text:p>
      <text:p text:style-name="P8">[/for]</text:p>
      <text:p text:style-name="P9">&lt;/gendoc&gt;</text:p>
      <text:p text:style-name="P3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avec scénarios et activités</text:h>
      <text:p text:style-name="P16">"<text:span text:style-name="T12">Use Case</text:span>" : <text:span text:style-name="T12">objectif</text:span> (ou <text:s/>sous objectif) <text:span text:style-name="T12">utilisateur </text:span><text:span text:style-name="T13">(du système informatique</text:span><text:span text:style-name="T12">)</text:span>.</text:p>
      <text:p text:style-name="P18">Un <text:span text:style-name="T12">cas d'utilisation</text:span> (souvent associé à une session utilisateur) correspond également à une <text:span text:style-name="T12">fonctionnalité</text:span> (ou sous fonctionnalité) apportée par l'application.</text:p>
      <text:p text:style-name="P15">&lt;gendoc&gt;</text:p>
      <text:p text:style-name="P12">[for(diag : Diagram | self.getPapyrusDiagrams())]</text:p>
      <text:p text:style-name="P13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9">[/for]</text:p>
      <text:p text:style-name="P15"><text:soft-page-break/>[for (uc:UseCase|self.ownedElement-&gt;filter(UseCase))]</text:p>
      <text:h text:style-name="Heading_20_3" text:outline-level="3">U.C. "[uc.name/]"</text:h>
      <text:p text:style-name="P1"/>
      <text:p text:style-name="P20">[for (c:Comment| <text:span text:style-name="T14">uc</text:span>.ownedComment)] </text:p>
      <text:p text:style-name="P22"><text:s/>[for(ligne:String|c._body.splitNewLine())][ligne /]</text:p>
      <text:p text:style-name="P22">[/for]</text:p>
      <text:p text:style-name="P19">[/for]</text:p>
      <text:p text:style-name="P8">[for (a:Activity|self.ownedElement-&gt;filter(Activity) )]</text:p>
      <text:p text:style-name="P12">[for(subActivitydiag : Diagram | a.getPapyrusDiagrams())]</text:p>
      <text:p text:style-name="P11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10">[/for][/for]</text:p>
      <text:p text:style-name="P17"><text:span text:style-name="T3">[/for]</text:span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break-before="page" fo:background-color="#ffffcc" style:border-line-width="0.035cm 0.035cm 0.035cm" fo:padding="0.049cm" fo:border="3pt double #008000">
        <style:background-image/>
      </style:paragraph-properties>
      <style:text-properties style:use-window-font-color="true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.25cm" fo:margin-right="0cm" fo:margin-top="0cm" fo:margin-bottom="0cm" loext:contextual-spacing="false" fo:text-indent="0cm" style:auto-text-indent="false" fo:background-color="#ffcc99">
        <style:background-image/>
      </style:paragraph-properties>
      <style:text-properties fo:color="#000080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.499cm" fo:margin-right="0cm" fo:margin-top="0cm" fo:margin-bottom="0cm" loext:contextual-spacing="false" fo:text-indent="0cm" style:auto-text-indent="false" style:page-number="auto" fo:background-color="#ccffff">
        <style:background-image/>
      </style:paragraph-properties>
      <style:text-properties fo:color="#000000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.75cm" fo:margin-right="0cm" fo:margin-top="0.42cm" fo:margin-bottom="0.21cm" loext:contextual-spacing="false" fo:text-indent="0cm" style:auto-text-indent="false" fo:background-color="transparent">
        <style:tab-stops/>
        <style:background-image/>
      </style:paragraph-properties>
      <style:text-properties fo:color="#800080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7-06T21:20:56.837000000</dc:date>
    <dc:language>fr-FR</dc:language>
    <meta:editing-cycles>138</meta:editing-cycles>
    <meta:editing-duration>PT6H28M32S</meta:editing-duration>
    <meta:document-statistic meta:table-count="0" meta:image-count="0" meta:object-count="0" meta:page-count="2" meta:paragraph-count="44" meta:word-count="187" meta:character-count="2017" meta:non-whitespace-character-count="1796"/>
    <meta:user-defined meta:name="Info 1"/>
    <meta:user-defined meta:name="Info 2"/>
    <meta:user-defined meta:name="Info 3"/>
    <meta:user-defined meta:name="Info 4"/>
  </office:meta>
</office:document-meta>
</file>